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dcf" officeooo:paragraph-rsid="0003ed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dt 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0:27:58.880713558</meta:creation-date>
    <dc:date>2021-07-16T10:29:25.862340331</dc:date>
    <meta:editing-duration>PT1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